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9961" officeooo:paragraph-rsid="00179961"/>
    </style:style>
    <style:style style:name="P2" style:family="paragraph" style:parent-style-name="Standard">
      <style:paragraph-properties fo:text-align="center" style:justify-single-word="false"/>
      <style:text-properties officeooo:rsid="00179961" officeooo:paragraph-rsid="00179961"/>
    </style:style>
    <style:style style:name="P3" style:family="paragraph" style:parent-style-name="Standard">
      <style:paragraph-properties fo:text-align="center" style:justify-single-word="false"/>
      <style:text-properties officeooo:rsid="00179961" officeooo:paragraph-rsid="00198547"/>
    </style:style>
    <style:style style:name="P4" style:family="paragraph" style:parent-style-name="Standard">
      <style:paragraph-properties fo:text-align="center" style:justify-single-word="false"/>
      <style:text-properties officeooo:rsid="00198547" officeooo:paragraph-rsid="00198547"/>
    </style:style>
    <style:style style:name="P5" style:family="paragraph" style:parent-style-name="Standard">
      <style:paragraph-properties fo:margin-left="7.999cm" fo:margin-right="0cm" fo:text-align="justify" style:justify-single-word="false" fo:text-indent="0cm" style:auto-text-indent="false"/>
      <style:text-properties officeooo:rsid="00198547" officeooo:paragraph-rsid="00198547"/>
    </style:style>
    <style:style style:name="P6" style:family="paragraph" style:parent-style-name="Standard" style:master-page-name="">
      <style:paragraph-properties fo:margin-left="7.999cm" fo:margin-right="0cm" fo:text-align="justify" style:justify-single-word="false" fo:text-indent="0cm" style:auto-text-indent="false" style:page-number="auto"/>
      <style:text-properties officeooo:rsid="00179961" officeooo:paragraph-rsid="00198547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98547" officeooo:paragraph-rsid="00198547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79961" officeooo:paragraph-rsid="00198547"/>
    </style:style>
    <style:style style:name="T1" style:family="text">
      <style:text-properties officeooo:rsid="001985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PARANAENSE – CAMPUS FRANCISCO BELTRÃO</text:p>
      <text:p text:style-name="P1"/>
      <text:p text:style-name="P1">WELLINGTON DE SOUZA MITRU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COLUMBUS: SOFTWARE COM </text:span>ABORDAGEM ESTOCÁSTICA PARA O PROBLEMA DE </text:p>
      <text:p text:style-name="P1">ROTEIRIZAÇÃO DE TRANSPORTE ESCOL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RANCISCO BELTRÃO</text:p>
      <text:p text:style-name="P1">2014</text:p>
      <text:p text:style-name="P1"/>
      <text:p text:style-name="P4"><text:soft-page-break/>WELLINGTON DE SOUZA MITRU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text:span text:style-name="T1">COLUMBUS: SOFTWARE COM </text:span>ABORDAGEM ESTOCÁSTICA PARA O PROBLEMA DE </text:p>
      <text:p text:style-name="P3">ROTEIRIZAÇÃO DE TRANSPORTE ESCOLAR</text:p>
      <text:p text:style-name="P3"/>
      <text:p text:style-name="P3"/>
      <text:p text:style-name="P3"/>
      <text:p text:style-name="P3"/>
      <text:p text:style-name="P3"/>
      <text:p text:style-name="P6"/>
      <text:p text:style-name="P5">Trabalho de conclusão de Curso apresentado à banca examinadora do curso de Sistemas de Informação <text:s/>da Universidade Paranaense – UNIPAR, como exigência parcial para obtenção <text:s/>do grau de bacharel em Sistemas de Informação</text:p>
      <text:p text:style-name="P5"/>
      <text:p text:style-name="P5">Orientação: Marlon H. Scalabrin</text:p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FRANCISCO BELTRÃO</text:p>
      <text:p text:style-name="P8">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337cm" fo:margin-bottom="2cm" fo:margin-left="3.043cm" fo:margin-right="1.97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mitrut </meta:initial-creator>
    <meta:creation-date>2014-05-19T14:32:30.324468862</meta:creation-date>
    <dc:date>2014-09-02T17:19:30.594126571</dc:date>
    <dc:creator>wmitrut </dc:creator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2" meta:paragraph-count="13" meta:word-count="81" meta:character-count="590" meta:non-whitespace-character-count="516"/>
  </office:meta>
</office:document-meta>
</file>